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dc="http://purl.org/dc/elements/1.1/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dc="http://purl.org/dc/elements/1.1/" xmlns:manifest="urn:oasis:names:tc:opendocument:xmlns:manifest:1.0" office:version="1.2">
  <office:automatic-styles/>
  <office:body>
    <office:text>
      <text:p>Toto je ukázkový ODT dokument.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dc="http://purl.org/dc/elements/1.1/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dc="http://purl.org/dc/elements/1.1/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dc:creator>Testovací autor</dc:creator>
    <dc:title>Testovací ODT soubor</dc:title>
    <meta:generator>ODFPY/1.4.1</meta:generator>
  </office:meta>
</office:document-meta>
</file>